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D00000054F0414F48.bmp" manifest:media-type=""/>
  <manifest:file-entry manifest:full-path="Pictures/100000000000016700000032705F68B4.bmp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20%" draw:contrast="1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20%" draw:contrast="2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7cm"/>
    </style:style>
    <style:style style:name="co1" style:family="table-column">
      <style:table-column-properties style:column-width="1.525cm" style:use-optimal-column-width="false"/>
    </style:style>
    <style:style style:name="co2" style:family="table-column">
      <style:table-column-properties style:column-width="1.208cm" style:use-optimal-column-width="false"/>
    </style:style>
    <style:style style:name="ro1" style:family="table-row">
      <style:table-row-properties style:row-height="0.848cm"/>
    </style:style>
    <style:style style:name="ro2" style:family="table-row">
      <style:table-row-properties style:row-height="0.849cm"/>
    </style:style>
    <style:style style:name="ce1" style:family="table-cell">
      <loext:graphic-properties draw:fill="solid" draw:fill-color="#ffffff" style:repeat="repeat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4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style:style style:name="T2" style:family="text">
      <style:text-properties style:font-name="Liberation Sans Narrow2" fo:font-size="12pt" style:font-name-asian="Liberation Sans Narrow2" style:font-size-asian="12pt" style:font-name-complex="Liberation Sans Narrow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8.772cm" svg:height="1.696cm" svg:x="0.084cm" svg:y="3.385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 table:style-name="ce3">
                <text:p text:style-name="P1"><text:span text:style-name="T1">+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 table:style-name="ce4"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7.365cm" svg:height="1.016cm" svg:x="1.524cm" svg:y="2.032cm">
          <draw:image xlink:href="Pictures/100000000000016700000032705F68B4.bmp" xlink:type="simple" xlink:show="embed" xlink:actuate="onLoad">
            <text:p/>
          </draw:image>
        </draw:frame>
        <draw:frame draw:style-name="gr2" draw:text-style-name="P1" draw:layer="layout" svg:width="7.412cm" svg:height="1.705cm" svg:x="1.478cm" svg:y="0cm">
          <draw:image xlink:href="Pictures/100000000000016D00000054F0414F48.bmp" xlink:type="simple" xlink:show="embed" xlink:actuate="onLoad">
            <text:p/>
          </draw:image>
        </draw:frame>
        <draw:frame draw:style-name="gr3" draw:text-style-name="P3" draw:layer="layout" svg:width="2.286cm" svg:height="0.492cm" svg:x="-1cm" svg:y="0.544cm">
          <draw:text-box>
            <text:p text:style-name="P2"><text:span text:style-name="T1">LC3</text:span></text:p>
          </draw:text-box>
        </draw:frame>
        <draw:frame draw:style-name="gr3" draw:text-style-name="P3" draw:layer="layout" svg:width="2.286cm" svg:height="0.492cm" svg:x="-1.016cm" svg:y="2.286cm">
          <draw:text-box>
            <text:p text:style-name="P2"><text:span text:style-name="T1">GAPDH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2.7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6999998092651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95cm" fo:margin-bottom="0cm" fo:text-indent="0cm"/>
      <style:text-properties fo:font-size="6.8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72cm" fo:margin-bottom="0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7cm" fo:margin-bottom="0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.89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141cm" svg:x="1cm" svg:y="3.702cm"/>
      <draw:page-thumbnail draw:layer="backgroundobjects" svg:width="8.999cm" svg:height="5.141cm" svg:x="1cm" svg:y="12.278cm"/>
      <draw:page-thumbnail draw:layer="backgroundobjects" svg:width="8.999cm" svg:height="5.141cm" svg:x="1cm" svg:y="20.854cm"/>
      <draw:page-thumbnail draw:layer="backgroundobjects" svg:width="8.999cm" svg:height="5.141cm" svg:x="11cm" svg:y="3.702cm"/>
      <draw:page-thumbnail draw:layer="backgroundobjects" svg:width="8.999cm" svg:height="5.141cm" svg:x="11cm" svg:y="12.278cm"/>
      <draw:page-thumbnail draw:layer="backgroundobjects" svg:width="8.999cm" svg:height="5.141cm" svg:x="11cm" svg:y="20.854cm"/>
    </style:handout-master>
    <style:master-page style:name="Default" style:page-layout-name="PM1" draw:style-name="Mdp1">
      <draw:frame presentation:style-name="Default-title" draw:layer="backgroundobjects" svg:width="8.001cm" svg:height="0.848cm" svg:x="0.444cm" svg:y="0.201cm" presentation:class="title" presentation:placeholder="true">
        <draw:text-box/>
      </draw:frame>
      <draw:frame presentation:style-name="Default-outline1" draw:layer="backgroundobjects" svg:width="8.001cm" svg:height="2.946cm" svg:x="0.444cm" svg:y="1.188cm" presentation:class="outline" presentation:placeholder="true">
        <draw:text-box/>
      </draw:frame>
      <draw:frame presentation:style-name="Mpr1" draw:text-style-name="MP2" draw:layer="backgroundobjects" svg:width="2.071cm" svg:height="0.35cm" svg:x="0.444cm" svg:y="4.6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.818cm" svg:height="0.35cm" svg:x="3.04cm" svg:y="4.6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071cm" svg:height="0.35cm" svg:x="6.374cm" svg:y="4.6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5-29T14:39:22.189668524</dc:date>
    <dc:creator>ayf </dc:creator>
    <meta:editing-duration>PT32M2S</meta:editing-duration>
    <meta:editing-cycles>8</meta:editing-cycles>
    <meta:generator>LibreOffice/4.4.3.2$Linux_X86_64 LibreOffice_project/40m0$Build-2</meta:generator>
    <meta:document-statistic meta:object-count="28"/>
  </office:meta>
</office:document-meta>
</file>